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b445" officeooo:paragraph-rsid="0007b445"/>
    </style:style>
    <style:style style:name="P2" style:family="paragraph" style:parent-style-name="Preformatted_20_Text" style:list-style-name="L1">
      <style:text-properties officeooo:rsid="0007b445" officeooo:paragraph-rsid="0007b445"/>
    </style:style>
    <style:style style:name="P3" style:family="paragraph" style:parent-style-name="Preformatted_20_Text" style:list-style-name="L1">
      <style:text-properties fo:font-weight="bold" officeooo:rsid="0007b445" officeooo:paragraph-rsid="0007b445" style:font-weight-asian="bold" style:font-weight-complex="bold"/>
    </style:style>
    <style:style style:name="P4" style:family="paragraph" style:parent-style-name="Preformatted_20_Text">
      <style:text-properties fo:font-weight="bold" officeooo:rsid="0007b445" officeooo:paragraph-rsid="0007b445" style:font-weight-asian="bold" style:font-weight-complex="bold"/>
    </style:style>
    <style:style style:name="P5" style:family="paragraph" style:parent-style-name="Header">
      <style:paragraph-properties fo:text-align="center" style:justify-single-word="false"/>
      <style:text-properties fo:font-weight="bold" officeooo:rsid="0007b445" officeooo:paragraph-rsid="0007b44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62872847746972371" text:style-name="L1">
        <text:list-item>
          <text:p text:style-name="P2">Made in pygame module of python.</text:p>
        </text:list-item>
        <text:list-item>
          <text:p text:style-name="P2">Images and sound clips source: Internet.</text:p>
        </text:list-item>
        <text:list-item>
          <text:p text:style-name="P2">Colors defined in RGB values.</text:p>
        </text:list-item>
        <text:list-item>
          <text:p text:style-name="P2">Highscore.txt file to keep track of high score.</text:p>
        </text:list-item>
        <text:list-item>
          <text:p text:style-name="P2">Bird, pipe and background images are randomized.</text:p>
        </text:list-item>
        <text:list-item>
          <text:p text:style-name="P2">Main game loop consists definitions of all the functions- bird, game over, high score(just defined), obstacle, score, play_again.</text:p>
          <text:list>
            <text:list-item>
              <text:p text:style-name="P2">Bird</text:p>
              <text:list>
                <text:list-item>
                  <text:p text:style-name="P2">Mid-flap and fall-image of the bird as per requirement.</text:p>
                </text:list-item>
              </text:list>
            </text:list-item>
            <text:list-item>
              <text:p text:style-name="P2">Game over</text:p>
              <text:list>
                <text:list-item>
                  <text:p text:style-name="P2">Displays ‘Game Over’, your score, high score and calls the play_again function.</text:p>
                </text:list-item>
                <text:list-item>
                  <text:p text:style-name="P2">Has the procedure to keep track of high score.</text:p>
                </text:list-item>
                <text:list-item>
                  <text:p text:style-name="P3">‘r’ key resets the highscore.</text:p>
                </text:list-item>
              </text:list>
            </text:list-item>
            <text:list-item>
              <text:p text:style-name="P2">Obstacle</text:p>
              <text:list>
                <text:list-item>
                  <text:p text:style-name="P2">Upper and lower pipes rendered as per requirement.</text:p>
                </text:list-item>
              </text:list>
            </text:list-item>
            <text:list-item>
              <text:p text:style-name="P2">Score</text:p>
              <text:list>
                <text:list-item>
                  <text:p text:style-name="P2">Updates score and displays on the screen.</text:p>
                </text:list-item>
              </text:list>
            </text:list-item>
            <text:list-item>
              <text:p text:style-name="P2">Play_again</text:p>
              <text:list>
                <text:list-item>
                  <text:p text:style-name="P2">Displays play again and quit commands in a window.</text:p>
                </text:list-item>
                <text:list-item>
                  <text:p text:style-name="P3">Enter key restarts the game.</text:p>
                </text:list-item>
                <text:list-item>
                  <text:p text:style-name="P3">Escape key quits the game.</text:p>
                </text:list-item>
              </text:list>
            </text:list-item>
          </text:list>
        </text:list-item>
        <text:list-item>
          <text:p text:style-name="P2">Game variable values hard-coded – coordinates of bird, coordinates of upper and lower pipes, height and width of pipes, space between pipes, speed of pipes, downward and upward speed of bird, score.</text:p>
        </text:list-item>
        <text:list-item>
          <text:p text:style-name="P2"><text:span text:style-name="T1">Up_arrow key makes the bird go up</text:span>, releasing the key makes it go down.</text:p>
        </text:list-item>
        <text:list-item>
          <text:p text:style-name="P2">Crash tests:</text:p>
        </text:list-item>
        <text:list-item>
          <text:p text:style-name="P2">For ground:</text:p>
        </text:list-item>
        <text:list-item>
          <text:p text:style-name="P2">The bird can’t go below the screen. </text:p>
        </text:list-item>
        <text:list-item>
          <text:p text:style-name="P2">For upper pipe:</text:p>
        </text:list-item>
        <text:list-item>
          <text:p text:style-name="P2">The bird shouldn’t touch the upper-pipe.</text:p>
        </text:list-item>
        <text:list-item>
          <text:p text:style-name="P2">For lower pipe:</text:p>
        </text:list-item>
        <text:list-item>
          <text:p text:style-name="P2">The bird shouldn’t touch the lower-pipe.</text:p>
        </text:list-item>
        <text:list-item>
          <text:p text:style-name="P2">Any failure of crash test will result in game over.</text:p>
        </text:list-item>
        <text:list-item>
          <text:p text:style-name="P2">Score increases by 1 point each time the bird crosses one unit of pipes.</text:p>
        </text:list-item>
        <text:list-item>
          <text:p text:style-name="P2">Appropriate sound clips are added for respective functions.</text:p>
        </text:list-item>
      </text:list>
      <text:p text:style-name="P1">&gt;&gt;&gt; python flappy_bird2.py </text:p>
      <text:p text:style-name="P1">This command will run the game.</text:p>
      <text:p text:style-name="P1"/>
      <text:p text:style-name="P1"/>
      <text:p text:style-name="P1"/>
      <text:p text:style-name="P4">Developers:</text:p>
      <text:p text:style-name="P1">Advait Lonkar – IMT2017002</text:p>
      <text:p text:style-name="P1">Amogh Johri – IMT2017003</text:p>
      <text:p text:style-name="P1">Sriram Gandikota - IMT2017018</text:p>
      <text:p text:style-name="P1"/>
      <text:p text:style-name="P1"><text:tab/><text:tab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7b445" officeooo:paragraph-rsid="0007b445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lappy Bir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20:21:35.633341835</dc:date>
    <meta:editing-duration>PT1M51S</meta:editing-duration>
    <meta:editing-cycles>1</meta:editing-cycles>
    <meta:document-statistic meta:table-count="0" meta:image-count="0" meta:object-count="0" meta:page-count="1" meta:paragraph-count="40" meta:word-count="285" meta:character-count="1579" meta:non-whitespace-character-count="1356"/>
    <meta:generator>LibreOffice/5.1.6.2$Linux_X86_64 LibreOffice_project/10m0$Build-2</meta:generator>
  </office:meta>
</office:document-meta>
</file>